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Arial Narrow1" svg:font-family="'Arial Narrow'" style:font-adornments="Normal" style:font-family-generic="swiss" style:font-pitch="variable"/>
    <style:font-face style:name="Courier" svg:font-family="Courier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/>
      <style:text-properties fo:font-size="9pt" fo:font-style="normal" style:font-size-asian="9pt" style:font-style-asian="normal" style:font-size-complex="9pt" style:font-style-complex="normal"/>
    </style:style>
    <style:style style:name="P2" style:family="paragraph" style:parent-style-name="Footer">
      <style:paragraph-properties fo:margin-left="0cm" fo:margin-right="0cm" fo:text-indent="0cm" style:auto-text-indent="false" fo:padding="0.049cm" fo:border-left="none" fo:border-right="none" fo:border-top="0.06pt solid #000000" fo:border-bottom="none"/>
      <style:text-properties fo:font-size="9pt" style:font-size-asian="9pt" style:font-size-complex="9pt"/>
    </style:style>
    <style:style style:name="P3" style:family="paragraph" style:parent-style-name="Parrafo">
      <style:paragraph-properties fo:margin-left="0.974cm" fo:margin-right="0.319cm" fo:margin-top="0cm" fo:margin-bottom="0.199cm" style:contextual-spacing="false" fo:text-align="justify" style:justify-single-word="false" fo:text-indent="0cm" style:auto-text-indent="false" fo:padding="0cm" fo:border="none">
        <style:tab-stops/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 style:master-page-name="">
      <style:paragraph-properties fo:margin-left="0.508cm" fo:margin-right="0cm" fo:margin-top="0cm" fo:margin-bottom="0.3cm" style:contextual-spacing="false" fo:text-align="justify" style:justify-single-word="false" fo:keep-together="auto" fo:text-indent="0cm" style:auto-text-indent="false" style:page-number="auto" fo:padding="0cm" fo:border="none">
        <style:tab-stops/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 fo:margin-left="0.508cm" fo:margin-right="0cm" fo:margin-top="0cm" fo:margin-bottom="0.3cm" style:contextual-spacing="false" fo:text-align="justify" style:justify-single-word="false" fo:text-indent="0cm" style:auto-text-indent="false" fo:padding="0cm" fo:border="non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fo:margin-left="1.251cm" fo:margin-right="0cm" fo:margin-top="0cm" fo:margin-bottom="0.3cm" style:contextual-spacing="false" fo:text-align="justify" style:justify-single-word="false" fo:text-indent="0cm" style:auto-text-indent="false" fo:padding="0cm" fo:border="non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Parrafo">
      <style:paragraph-properties fo:margin-left="1.251cm" fo:margin-right="0.319cm" fo:margin-top="0cm" fo:margin-bottom="0.199cm" style:contextual-spacing="false" fo:text-align="justify" style:justify-single-word="false" fo:text-indent="0cm" style:auto-text-indent="false" fo:padding="0cm" fo:border="none">
        <style:tab-stops/>
      </style:paragraph-properties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Parrafo">
      <style:paragraph-properties fo:margin-left="1.251cm" fo:margin-right="0.319cm" fo:margin-top="0cm" fo:margin-bottom="0.199cm" style:contextual-spacing="false" fo:text-align="justify" style:justify-single-word="false" fo:text-indent="0cm" style:auto-text-indent="false" fo:padding="0cm" fo:border="non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Parrafo">
      <style:paragraph-properties fo:margin-left="1.251cm" fo:margin-right="0.319cm" fo:text-indent="0cm" style:auto-text-indent="false">
        <style:tab-stops/>
      </style:paragraph-properties>
    </style:style>
    <style:style style:name="P14" style:family="paragraph" style:parent-style-name="Parrafo">
      <style:paragraph-properties fo:margin-left="1.251cm" fo:margin-right="0.319cm" fo:margin-top="0cm" fo:margin-bottom="0.199cm" style:contextual-spacing="false" fo:text-align="justify" style:justify-single-word="false" fo:text-indent="0cm" style:auto-text-indent="false" fo:padding="0cm" fo:border="none">
        <style:tab-stops/>
      </style:paragraph-properties>
      <style:text-properties style:font-name="Arial" fo:font-size="10pt" style:font-size-asian="10pt" style:font-size-complex="10pt"/>
    </style:style>
    <style:style style:name="P15" style:family="paragraph" style:parent-style-name="Parrafo" style:list-style-name="L1">
      <style:paragraph-properties fo:margin-left="0cm" fo:margin-right="0.319cm" fo:margin-top="0cm" fo:margin-bottom="0.199cm" style:contextual-spacing="false" fo:text-align="justify" style:justify-single-word="false" fo:keep-together="auto" fo:text-indent="0cm" style:auto-text-indent="false" fo:padding="0cm" fo:border="none">
        <style:tab-stops/>
      </style:paragraph-properties>
    </style:style>
    <style:style style:name="P16" style:family="paragraph" style:parent-style-name="Parrafo" style:list-style-name="L1">
      <style:paragraph-properties fo:margin-left="0cm" fo:margin-right="0.319cm" fo:margin-top="0cm" fo:margin-bottom="0.199cm" style:contextual-spacing="false" fo:text-align="justify" style:justify-single-word="false" fo:text-indent="0cm" style:auto-text-indent="false" fo:padding="0cm" fo:border="none">
        <style:tab-stops/>
      </style:paragraph-properties>
    </style:style>
    <style:style style:name="P17" style:family="paragraph" style:parent-style-name="Parrafo" style:list-style-name="L1">
      <style:paragraph-properties fo:margin-left="0cm" fo:margin-right="0.319cm" fo:text-indent="0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color="#000000" loext:opacity="100%" style:font-name-asian="Courier" style:font-name-complex="Courier"/>
    </style:style>
    <style:style style:name="T9" style:family="text">
      <style:text-properties officeooo:rsid="0010c60d"/>
    </style:style>
    <text:list-style style:name="L1">
      <text:list-level-style-number text:level="1" loext:num-list-format="%1%)" style:num-suffix=")" style:num-format="1">
        <style:list-level-properties text:min-label-width="0.7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.</text:p>
      <text:p text:style-name="P5">En la base de datos generada a partir del script <text:s/>baloncesto<text:span text:style-name="T2">.sql</text:span><text:span text:style-name="T4">,</text:span> se almacena información correspondiente a la Liga ACB de baloncesto. El estudio se realiza sobre varias temporadas. Como la base de datos es compleja se detallan sólo las tablas que son necesarias.</text:p>
      <text:p text:style-name="P10">CREATE TABLE <text:span text:style-name="T3">EQUIPOS</text:span></text:p>
      <text:p text:style-name="P10">(CODEQUIPO VARCHAR2(10) ,</text:p>
      <text:p text:style-name="P10">NOMBREEQUIPO VARCHAR2(50) NOT NULL ,</text:p>
      <text:p text:style-name="P10">PRIMARY KEY (CODEQUIPO) );</text:p>
      <text:p text:style-name="P7"/>
      <text:p text:style-name="P10">CREATE TABLE <text:span text:style-name="T3">TEMPORADA</text:span></text:p>
      <text:p text:style-name="P10"><text:s text:c="2"/>( CODTEMP VARCHAR2(3 ),</text:p>
      <text:p text:style-name="P10"><text:s text:c="4"/>NOMBRE <text:s/>VARCHAR2(30 ),</text:p>
      <text:p text:style-name="P10"><text:s text:c="4"/>PRIMARY KEY (CODTEMP) <text:s/>);</text:p>
      <text:p text:style-name="P10"/>
      <text:p text:style-name="P9"><text:s/><text:bookmark-start text:name="DDE_LINK"/><text:span text:style-name="T5">CREATE <text:s/>TABLE </text:span><text:span text:style-name="T6">PARTIDOS</text:span></text:p>
      <text:p text:style-name="P10"><text:s text:c="3"/>( CODPARTIDO VARCHAR2(10) PRIMARY KEY ,</text:p>
      <text:p text:style-name="P10"><text:s text:c="2"/>TEMPORADA VARCHAR2(9) NOT NULL ,</text:p>
      <text:p text:style-name="P9"><text:span text:style-name="T5"><text:s text:c="2"/>JORNADA VAR</text:span>CHAR2(9) NOT NULL ,</text:p>
      <text:p text:style-name="P10"><text:s text:c="2"/>PUNTOSLOCAL NUMBER(2) <text:s/>,</text:p>
      <text:p text:style-name="P10"><text:s text:c="2"/>PUNTOSVISITANTE NUMBER(2) ,</text:p>
      <text:p text:style-name="P10"><text:s text:c="2"/>CODEQUIPOLOCAL VARCHAR2(10) NOT NULL ,</text:p>
      <text:p text:style-name="P10"><text:s text:c="2"/>CODEQUIPOVISITANTE VARCHAR2(10) NOT NULL ,</text:p>
      <text:p text:style-name="P10"><text:s text:c="2"/>CONSTRAINT FK_PARTIDOS_EQUIPOS FOREIGN KEY(CODEQUIPOLOCAL) REFERENCES EQUIPOS, <text:s/></text:p>
      <text:p text:style-name="P10"><text:s text:c="2"/>CONSTRAINT FK_PARTIDOS_EQUIPOS1 FOREIGN KEY (CODEQUIPOVISITANTE ) <text:s/>REFERENCES EQUIPOS,</text:p>
      <text:p text:style-name="P10"><text:s text:c="2"/>CONSTRAINT FK_PARTIDOS_EQUIPOS2 FOREIGN KEY (TEMPORADA ) <text:s/>REFERENCES TEMPORADA <text:s/>);<text:bookmark-end text:name="DDE_LINK"/></text:p>
      <text:p text:style-name="P10"/>
      <text:p text:style-name="P12">CREATE TABLE <text:span text:style-name="T3">JUGADORES</text:span></text:p>
      <text:p text:style-name="P12"><text:s text:c="2"/>(</text:p>
      <text:p text:style-name="P12"><text:s text:c="4"/>CODJUGADOR <text:s text:c="2"/>VARCHAR2(10),</text:p>
      <text:p text:style-name="P9"><text:s text:c="4"/><text:span text:style-name="T5">NOMBREJUGADOR</text:span> VARCHAR2(50) NOT NULL ,</text:p>
      <text:p text:style-name="P12"><text:s text:c="4"/>PRIMARY KEY (CODJUGADOR) ,</text:p>
      <text:p text:style-name="P12"><text:s text:c="4"/>FECHANAC DATE </text:p>
      <text:p text:style-name="P12"><text:s text:c="2"/>);</text:p>
      <text:p text:style-name="P5"><text:s text:c="2"/></text:p>
      <text:p text:style-name="P6"><text:span text:style-name="T5">CREATE TABLE </text:span><text:span text:style-name="T6">PARTIDOS_JUGADORES</text:span></text:p>
      <text:p text:style-name="P10"><text:s text:c="2"/>( CODPARTIDO <text:s/>VARCHAR2(10 ),</text:p>
      <text:p text:style-name="P10"><text:s text:c="4"/>CODJUGADOR <text:s/>VARCHAR2(10 ),</text:p>
      <text:p text:style-name="P9"><text:s text:c="4"/><text:span text:style-name="T5">CANASTAS <text:s text:c="3"/>NUMBER(2,0),</text:span></text:p>
      <text:p text:style-name="P10"><text:s text:c="4"/>ASISTENCIAS NUMBER(2,0),</text:p>
      <text:p text:style-name="P10"><text:s text:c="4"/>REBOTES <text:s text:c="4"/>NUMBER(2,0),</text:p>
      <text:p text:style-name="P10"><text:s text:c="4"/>PRIMARY KEY (CODPARTIDO, CODJUGADOR) ,</text:p>
      <text:p text:style-name="P10"><text:s text:c="4"/>CONSTRAINT FK_JUGADAS2 FOREIGN KEY (CODJUGADOR) REFERENCES JUGADORES (CODJUGADOR) <text:s/>);</text:p>
      <text:p text:style-name="P7"/>
      <text:p text:style-name="P10">CREATE TABLE <text:span text:style-name="T3">TEMP_EQUIPO_JUGADOR</text:span></text:p>
      <text:p text:style-name="P10"><text:s text:c="2"/>( CODTEMP <text:s text:c="3"/>VARCHAR2(3 ),</text:p>
      <text:p text:style-name="P10"><text:s text:c="4"/>CODEQUIPO <text:s/>VARCHAR2(10 ),</text:p>
      <text:p text:style-name="P10"><text:s text:c="4"/>CODJUGADOR VARCHAR2(10 ),</text:p>
      <text:p text:style-name="P10"><text:s text:c="4"/>SALARIO NUMBER(10),</text:p>
      <text:p text:style-name="P10"><text:s text:c="4"/>CONSTRAINT PKF0 PRIMARY KEY (CODTEMP, CODEQUIPO, CODJUGADOR),</text:p>
      <text:p text:style-name="P10"><text:s text:c="4"/>CONSTRAINT FKF1 FOREIGN KEY (CODTEMP) REFERENCES TEMPORADA ,</text:p>
      <text:p text:style-name="P10"><text:soft-page-break/><text:s text:c="4"/>CONSTRAINT FKF2 FOREIGN KEY (CODEQUIPO) REFERENCES EQUIPOS,</text:p>
      <text:p text:style-name="P10"><text:s text:c="4"/>CONSTRAINT FKF3 FOREIGN KEY (CODJUGADOR) REFERENCES JUGADORES <text:s/>);</text:p>
      <text:p text:style-name="P5"/>
      <text:list text:style-name="L1">
        <text:list-header>
          <text:p text:style-name="P15">Realiza en <text:span text:style-name="T9">JPQL</text:span> los siguientes ejercicios :</text:p>
        </text:list-header>
        <text:list-item>
          <text:p text:style-name="P16">Obtener un listado <text:s/>de los nombres de los equipos con los puntos a favor obtenidos en <text:s/>la temporada 2009-2010. (2 PUNTOS)</text:p>
        </text:list-item>
      </text:list>
      <text:p text:style-name="P8"/>
      <text:list text:continue-numbering="true" text:style-name="L1">
        <text:list-item>
          <text:p text:style-name="P17">¿En qué equipos jugó el Sr Rafael Martinez en la temporada 2009-2010? Mostrar el nombre del equipo <text:s/>y el salario en miles de euros (1PUNTO)</text:p>
        </text:list-item>
      </text:list>
      <text:p text:style-name="P14"/>
      <text:list text:continue-numbering="true" text:style-name="L1">
        <text:list-item>
          <text:p text:style-name="P17">Nombres de los jugadores que han cambiado de equipo en esta temporada (2010_2011)</text:p>
        </text:list-item>
      </text:list>
      <text:p text:style-name="P13">(2 PUNTOS)</text:p>
      <text:list text:continue-numbering="true" text:style-name="L1">
        <text:list-item>
          <text:p text:style-name="P17">Nombres de los jugadores que han cambiado de equipo en la misma temporada . Muestra el nombre del jugador, la temporada <text:s/>y el nº de veces que ha cambiado.(2 PUNTOS)</text:p>
        </text:list-item>
      </text:list>
      <text:p text:style-name="P14"/>
      <text:list text:continue-numbering="true" text:style-name="L1">
        <text:list-item>
          <text:p text:style-name="P17">Obener un listado <text:s/>de los jugadores que no han cambiado de equipo nunca.En el listado tiene que aparecer el código y nombre de dicho jugador. (1 PUNTO )</text:p>
        </text:list-item>
      </text:list>
      <text:p text:style-name="P14"/>
      <text:list text:continue-numbering="true" text:style-name="L1">
        <text:list-item>
          <text:p text:style-name="P17">Obtener los códigos de los jugadores que jueguen en el equipo 'e1' donde su <text:s/>sueldo maximo en cualquier temporada sea menor o igual <text:span text:style-name="T7">que el menor sueldo de cualquier jugador <text:s/>de la temporada 't2'. (2 PUNTOS)</text:span></text:p>
        </text:list-item>
      </text:list>
      <text:p text:style-name="P14"/>
      <text:p text:style-name="P14"/>
      <text:p text:style-name="P11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Arial Narrow1" svg:font-family="'Arial Narrow'" style:font-adornments="Normal" style:font-family-generic="swiss" style:font-pitch="variable"/>
    <style:font-face style:name="Courier" svg:font-family="Courier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>
        <style:tab-stops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212cm" fo:margin-bottom="0.212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arrafo" style:family="paragraph" style:parent-style-name="Standard">
      <loext:graphic-properties draw:fill="none" draw:fill-color="#99ccff"/>
      <style:paragraph-properties fo:margin-left="0.7cm" fo:margin-right="0.3cm" fo:margin-top="0cm" fo:margin-bottom="0.199cm" style:contextual-spacing="false" fo:text-align="justify" style:justify-single-word="false" fo:keep-together="auto" fo:text-indent="0cm" style:auto-text-indent="false" fo:background-color="transparent" fo:padding="0cm" fo:border="none"/>
    </style:style>
    <style:style style:name="Titulo_20_Unidad" style:display-name="Titulo Unidad" style:family="paragraph" style:parent-style-name="Standard" style:next-style-name="Parrafo">
      <loext:graphic-properties draw:fill="solid" draw:fill-color="#cccccc" draw:opacity="100%"/>
      <style:paragraph-properties fo:margin-top="0cm" fo:margin-bottom="1cm" style:contextual-spacing="false" fo:keep-together="always" fo:background-color="#cccccc" fo:padding="0.049cm" fo:border="0.06pt solid #000000"/>
      <style:text-properties fo:font-variant="normal" fo:text-transform="none" style:font-name="Arial Narrow" fo:font-family="'Arial Narrow'" style:font-style-name="Negrita" style:font-family-generic="swiss" style:font-pitch="variable" fo:font-size="18pt" fo:font-weight="bold"/>
    </style:style>
    <style:style style:name="Titulo_20_Nivel_20_1" style:display-name="Titulo Nivel 1" style:family="paragraph" style:parent-style-name="Standard" style:next-style-name="Parrafo">
      <loext:graphic-properties draw:fill="solid" draw:fill-color="#e6e6e6" draw:opacity="100%"/>
      <style:paragraph-properties fo:margin-left="0cm" fo:margin-right="0cm" fo:margin-top="0.6cm" fo:margin-bottom="0.4cm" style:contextual-spacing="false" fo:keep-together="always" fo:text-indent="0cm" style:auto-text-indent="false" fo:background-color="#e6e6e6"/>
      <style:text-properties fo:font-size="16pt"/>
    </style:style>
    <style:style style:name="Titulo_20_Nivel_20_2" style:display-name="Titulo Nivel 2" style:family="paragraph" style:parent-style-name="Standard" style:next-style-name="Parrafo">
      <style:paragraph-properties fo:margin-top="0.6cm" fo:margin-bottom="0.4cm" style:contextual-spacing="false" fo:keep-together="always"/>
      <style:text-properties fo:font-size="14pt"/>
    </style:style>
    <style:style style:name="Titulo_20_Nivel_20_3" style:display-name="Titulo Nivel 3" style:family="paragraph" style:parent-style-name="Standard" style:next-style-name="Parrafo">
      <style:paragraph-properties fo:margin-top="0.4cm" fo:margin-bottom="0.3cm" style:contextual-spacing="false" fo:keep-together="always"/>
      <style:text-properties fo:font-size="13pt"/>
    </style:style>
    <style:style style:name="Titulo_20_Nivel_20_4" style:display-name="Titulo Nivel 4" style:family="paragraph" style:parent-style-name="Standard" style:next-style-name="Parrafo">
      <style:paragraph-properties fo:margin-top="0.4cm" fo:margin-bottom="0.3cm" style:contextual-spacing="false" fo:keep-together="always" fo:keep-with-next="auto">
        <style:tab-stops/>
      </style:paragraph-properties>
      <style:text-properties fo:font-size="13pt"/>
    </style:style>
    <style:style style:name="Parrafo_20_Ejemplo" style:display-name="Parrafo Ejemplo" style:family="paragraph" style:parent-style-name="Standard">
      <style:paragraph-properties fo:margin-left="1.199cm" fo:margin-right="0.6cm" fo:margin-top="0cm" fo:margin-bottom="0.15cm" style:contextual-spacing="false" fo:text-align="justify" style:justify-single-word="false" fo:keep-together="auto" fo:text-indent="0cm" style:auto-text-indent="false">
        <style:tab-stops>
          <style:tab-stop style:position="0.499cm"/>
          <style:tab-stop style:position="0.9cm"/>
          <style:tab-stop style:position="1.3cm"/>
          <style:tab-stop style:position="1.7cm"/>
          <style:tab-stop style:position="2.101cm"/>
        </style:tab-stops>
      </style:paragraph-properties>
      <style:text-properties style:font-name="Arial Narrow1" fo:font-family="'Arial Narrow'" style:font-style-name="Normal" style:font-family-generic="swiss" style:font-pitch="variable"/>
    </style:style>
    <style:style style:name="Titulo_20_Nivel_20_5" style:display-name="Titulo Nivel 5" style:family="paragraph" style:parent-style-name="Parrafo" style:next-style-name="Parrafo">
      <style:paragraph-properties fo:margin-top="0.4cm" fo:margin-bottom="0.3cm" style:contextual-spacing="false" fo:keep-together="always" fo:keep-with-next="auto"/>
      <style:text-properties fo:font-size="13pt"/>
    </style:style>
    <style:style style:name="Código" style:family="paragraph" style:parent-style-name="Standard">
      <style:paragraph-properties fo:margin-left="0.7cm" fo:margin-right="0.3cm" fo:margin-top="0cm" fo:margin-bottom="0.101cm" style:contextual-spacing="false" fo:text-indent="0cm" style:auto-text-indent="false">
        <style:tab-stops>
          <style:tab-stop style:position="0.499cm"/>
          <style:tab-stop style:position="0.9cm"/>
          <style:tab-stop style:position="1.3cm"/>
          <style:tab-stop style:position="1.7cm"/>
          <style:tab-stop style:position="2.101cm"/>
        </style:tab-stops>
      </style:paragraph-properties>
      <style:text-properties style:font-name="Courier New1" fo:font-family="'Courier New'" style:font-style-name="Normal" style:font-family-generic="modern" style:font-pitch="fixed" fo:font-size="9pt" fo:language="zxx" fo:country="none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2pt" fo:language="es" fo:country="ES" style:font-size-asian="12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min-label-distance="0.199cm"/>
      </text:outline-level-style>
      <text:outline-level-style text:level="2" loext:num-list-format="%1%.%2%" style:num-format="1" text:display-levels="2">
        <style:list-level-properties text:min-label-distance="0.199cm"/>
      </text:outline-level-style>
      <text:outline-level-style text:level="3" loext:num-list-format="%1%.%2%.%3%" style:num-format="1" text:display-levels="3">
        <style:list-level-properties text:min-label-distance="0.199cm"/>
      </text:outline-level-style>
      <text:outline-level-style text:level="4" loext:num-list-format="%1%.%2%.%3%.%4%" style:num-format="1" text:display-levels="4">
        <style:list-level-properties text:min-label-distance="0.199cm"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/>
      <style:text-properties fo:font-size="9pt" fo:font-style="normal" style:font-size-asian="9pt" style:font-style-asian="normal" style:font-size-complex="9pt" style:font-style-complex="normal"/>
    </style:style>
    <style:style style:name="MP2" style:family="paragraph" style:parent-style-name="Footer">
      <style:paragraph-properties fo:margin-left="0cm" fo:margin-right="0cm" fo:text-indent="0cm" style:auto-text-indent="false" fo:padding="0.049cm" fo:border-left="none" fo:border-right="none" fo:border-top="0.06pt solid #000000" fo:border-bottom="none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tab/><text:tab/>Página <text:page-number text:select-page="current">2</text:page-number><text:s/>de <text:page-count>2</text:page-count></text:p>
      </style:footer>
    </style:master-page>
    <style:master-page style:name="HTML" style:page-layout-name="Mpm2" draw:style-name="Mdp2"/>
    <style:master-page style:name="End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04-11-11T11:31:21</meta:creation-date>
    <dc:date>2024-11-20T09:31:13.435911726</dc:date>
    <meta:print-date>2024-11-20T09:31:44.586601020</meta:print-date>
    <dc:language>es-ES</dc:language>
    <meta:editing-cycles>226</meta:editing-cycles>
    <meta:editing-duration>P2DT4H47M32S</meta:editing-duration>
    <meta:printed-by>Archivos PDF</meta:printed-by>
    <meta:document-statistic meta:table-count="0" meta:image-count="0" meta:object-count="0" meta:page-count="2" meta:paragraph-count="55" meta:word-count="396" meta:character-count="2798" meta:non-whitespace-character-count="2315"/>
    <meta:user-defined meta:name="Info 1"/>
    <meta:user-defined meta:name="Info 2"/>
    <meta:user-defined meta:name="Info 3"/>
    <meta:user-defined meta:name="Info 4"/>
    <meta:template xlink:type="simple" xlink:actuate="onRequest" xlink:title="apuntes" xlink:href="../../../../antiguo/OTROS/ex/mlls/Examenes2006-2007/apuntes.stw" meta:date="2005-02-01T17:28:22"/>
  </office:meta>
</office:document-meta>
</file>